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FF00"/>
    </style:style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22"/>
    <style:style style:name="ce6" style:family="table-cell" style:parent-style-name="Default" style:data-style-name="N30"/>
    <style:style style:name="ce7" style:family="table-cell" style:parent-style-name="Default" style:data-style-name="N19"/>
    <style:style style:name="ce8" style:family="table-cell" style:parent-style-name="Default" style:data-style-name="N0">
      <style:table-cell-properties fo:background-color="#B7DEE8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4.25979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00-lineimg2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42343203" table:style-name="ce1">
            <text:p>42343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80" table:style-name="ce1"/>
        </table:table-row>
        <table:table-row table:style-name="ro1">
          <table:table-cell office:value-type="float" office:value="666631" table:style-name="ce1">
            <text:p>66663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4324431544" table:style-name="ce1">
            <text:p>5.2432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53341555" table:style-name="ce1">
            <text:p>465334155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54255" table:style-name="ce1">
            <text:p>33542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.5333647555444403E+17" table:style-name="ce1">
            <text:p>6.5333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75540" table:style-name="ce1">
            <text:p>75540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2222" table:style-name="ce1">
            <text:p>3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62643" table:style-name="ce1">
            <text:p>6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522453" table:style-name="ce1">
            <text:p>32522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41706" table:style-name="ce1">
            <text:p>325417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604" table:style-name="ce1">
            <text:p>234246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LANG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00-lineimg6_png_log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1"/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p00-lineimg4_png_log" table:style-name="ta2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444+3233213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540035" table:style-name="ce1">
            <text:p>234245400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1543+33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322332415" table:style-name="ce1">
            <text:p>232233241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.32535346754444E+17" table:style-name="ce1">
            <text:p>2.32535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52435" table:style-name="ce2">
            <text:p>4352435</text:p>
          </table:table-cell>
          <table:table-cell office:value-type="string" table:style-name="ce1">
            <text:p>ع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107216333355440" table:style-name="ce3">
            <text:p>3.10722E+1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ruf pegon lam tergabung dengan sho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753+43+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2436 <text:s/>5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3+2644+35+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233554444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2373754444" table:style-name="ce1">
            <text:p>423737544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371" table:style-name="ce4">
            <text:p>12371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5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-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36255342" table:style-name="ce1">
            <text:p>433625534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557" table:style-name="ce1">
            <text:p>70557</text:p>
          </table:table-cell>
          <table:table-cell office:value-type="string" table:style-name="ce1">
            <text:p>tasydid</text:p>
          </table:table-cell>
          <table:table-cell table:number-columns-repeated="16382" table:style-name="ce1"/>
        </table:table-row>
        <table:table-row table:style-name="ro1">
          <table:table-cell office:value-type="float" office:value="7655145443" table:style-name="ce1">
            <text:p>7655145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65" table:style-name="ce1">
            <text:p>66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2+25154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5321353" table:style-name="ce1">
            <text:p>33532135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  <table:table table:name="p00-lineimg3_png_log" table:style-name="ta2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443154" table:style-name="ce1">
            <text:p>62443154</text:p>
          </table:table-cell>
          <table:table-cell office:value-type="string" table:style-name="ce1">
            <text:p>ش</text:p>
          </table:table-cell>
          <table:table-cell table:number-columns-repeated="16382" table:style-name="ce1"/>
        </table:table-row>
        <table:table-row table:style-name="ro1">
          <table:table-cell office:value-type="float" office:value="45346713" table:style-name="ce1">
            <text:p>4534671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ط</text:p>
          </table:table-cell>
          <table:table-cell table:number-columns-repeated="2" table:style-name="ce1"/>
          <table:table-cell office:value-type="string" table:style-name="ce1">
            <text:p>huruf tho' gabung dengan tasydi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4443+03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5746" table:style-name="ce1">
            <text:p>7574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cabangan lam<text:s/></text:p>
          </table:table-cell>
          <table:table-cell table:number-columns-repeated="16379"/>
        </table:table-row>
        <table:table-row table:style-name="ro1">
          <table:table-cell office:value-type="float" office:value="537544440" table:style-name="ce1">
            <text:p>537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+43435256400+4564+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sydid harusnya berada di atas ro'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5-4-3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247566" table:style-name="ce1">
            <text:p>5247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+4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337272226" table:style-name="ce1">
            <text:p>443372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255554444446" table:style-name="ce1">
            <text:p>6.25256E+1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anya percabangan dengan alif<text:s/>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25+45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anya tasydid pada huruf lam</text:p>
          </table:table-cell>
          <table:table-cell table:number-columns-repeated="16379"/>
        </table:table-row>
        <table:table-row table:style-name="ro1">
          <table:table-cell office:value-type="float" office:value="33454142162" table:style-name="ce1">
            <text:p>3345414216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527" table:style-name="ce1">
            <text:p>452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3624714" table:style-name="ce1">
            <text:p>44362471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734722624-04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8"/>
          <table:table-cell office:value-type="string" table:style-name="ce8">
            <text:p>ا</text:p>
          </table:table-cell>
          <table:table-cell table:number-columns-repeated="2" table:style-name="ce8"/>
          <table:table-cell table:number-columns-repeated="16380" table:style-name="ce1"/>
        </table:table-row>
        <table:table-row table:style-name="ro1">
          <table:table-cell table:style-name="ce8"/>
          <table:table-cell office:value-type="string" table:style-name="ce8">
            <text:p>ل</text:p>
          </table:table-cell>
          <table:table-cell table:number-columns-repeated="2" table:style-name="ce8"/>
          <table:table-cell table:number-columns-repeated="16380" table:style-name="ce1"/>
        </table:table-row>
        <table:table-row table:style-name="ro1">
          <table:table-cell table:style-name="ce8"/>
          <table:table-cell office:value-type="string" table:style-name="ce8">
            <text:p>ا</text:p>
          </table:table-cell>
          <table:table-cell table:number-columns-repeated="2" table:style-name="ce8"/>
          <table:table-cell table:number-columns-repeated="16380" table:style-name="ce1"/>
        </table:table-row>
        <table:table-row table:style-name="ro1">
          <table:table-cell office:value-type="float" office:value="24653" table:style-name="ce1">
            <text:p>24653</text:p>
          </table:table-cell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54-4+4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43+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45-442</text:p>
          </table:table-cell>
          <table:table-cell office:value-type="string" table:style-name="ce1">
            <text:p>ب</text:p>
          </table:table-cell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label" table:style-name="ta3">
        <table:table-column table:style-name="co6" table:default-cell-style-name="ce6"/>
        <table:table-column table:style-name="co7" table:number-columns-repeated="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6">
            <text:p>rasm2alpha</text:p>
          </table:table-cell>
          <table:table-cell office:value-type="string" table:style-name="ce6">
            <text:p>huruf</text:p>
          </table:table-cell>
          <table:table-cell office:value-type="string" table:style-name="ce6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6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6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6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208" table:style-name="ro1">
          <table:table-cell table:number-columns-repeated="16384"/>
        </table:table-row>
      </table:table>
      <table:table table:name="lookup" table:style-name="ta3">
        <table:table-column table:style-name="co7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0-lineimg5_png_log" table:style-name="ta1">
        <table:table-column table:style-name="co8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355735342" table:style-name="ce1">
            <text:p>3557353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nda plus nya dihilangkan karena percabangan tasydid harusnya berada di atas ya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56-33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float" office:value="272222223" table:style-name="ce1">
            <text:p>272222223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float" office:value="534524343017" table:style-name="ce1">
            <text:p>5.34524E+11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float" office:value="5443243" table:style-name="ce1">
            <text:p>5443243</text:p>
          </table:table-cell>
          <table:table-cell office:value-type="string" table:style-name="ce1">
            <text:p>س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ا</text:p>
          </table:table-cell>
          <table:table-cell table:number-columns-repeated="16382"/>
        </table:table-row>
        <table:table-row table:number-rows-repeated="2" table:style-name="ro1">
          <table:table-cell/>
          <table:table-cell office:value-type="string" table:style-name="ce1">
            <text:p>ل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ه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غ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ف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و</text:p>
          </table:table-cell>
          <table:table-cell table:number-columns-repeated="16382"/>
        </table:table-row>
        <table:table-row table:number-rows-repeated="2" table:style-name="ro1">
          <table:table-cell/>
          <table:table-cell office:value-type="string" table:style-name="ce1">
            <text:p>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ا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ح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ي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م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ا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ل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ا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ل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ه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</meta:initial-creator>
    <dc:creator>LENOVO</dc:creator>
    <meta:creation-date>2024-07-22T10:29:56Z</meta:creation-date>
    <dc:date>2024-09-19T10:12:51Z</dc:date>
    <meta:editing-cycles>29</meta:editing-cycles>
    <meta:editing-duration>PT126452S</meta:editing-duration>
  </office:meta>
</office:document-meta>
</file>